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746" officeooo:paragraph-rsid="000df7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Korfbal Exercises toevoegen:</text:h>
      <text:p text:style-name="P1"/>
      <text:h text:style-name="Heading_20_1" text:outline-level="1">Mens erger je niet:</text:h>
      <text:p text:style-name="P1">Teams van 2-3 personen, mens erger je niet bord met twee dobbelstenen. Om de twee minuten een nieuwe opdracht heb je die opdracht gedaan dan mag je dobbelen. Wie als eerste een rondje heeft gedaan wint.</text:p>
      <text:p text:style-name="P1"/>
      <text:h text:style-name="Heading_20_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4T15:05:01.826000000</meta:creation-date>
    <dc:date>2021-11-24T15:35:12.318000000</dc:date>
    <meta:editing-duration>PT11M6S</meta:editing-duration>
    <meta:editing-cycles>2</meta:editing-cycles>
    <meta:generator>LibreOffice/7.2.2.2$Windows_X86_64 LibreOffice_project/02b2acce88a210515b4a5bb2e46cbfb63fe97d56</meta:generator>
    <meta:document-statistic meta:table-count="0" meta:image-count="0" meta:object-count="0" meta:page-count="1" meta:paragraph-count="3" meta:word-count="43" meta:character-count="249" meta:non-whitespace-character-count="209"/>
  </office:meta>
</office:document-meta>
</file>